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6"/>
      <text:p text:style-name="Standard"><text:span text:style-name="T4">שם העסק/מבנה</text:span><text:span text:style-name="T3"> <text:s text:c="2"/></text:span><text:span text:style-name="T1"><text:s text:c="2"/>מכללה למנהל בניין ב'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יצחק רבין 7<text:tab/><text:tab/></text:span></text:p>
      <text:p text:style-name="P7"/>
      <text:p text:style-name="Standard"><text:span text:style-name="T4">טלפון</text:span><text:span text:style-name="T1"> <text:s text:c="6"/>9634221 <text:s text:c="13"/></text:span></text:p>
      <text:p text:style-name="P7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 text:c="2"/>בחדר חשמל במרתף הבניין, ובקומת כניסה ראשית לבניין על הקיר</text:span></text:p>
      <text:p text:style-name="Standard"><text:span text:style-name="T1"><text:s text:c="44"/>הימיני צד מז'</text:span></text:p>
      <text:p text:style-name="P3"/>
      <text:p text:style-name="Standard"><text:span text:style-name="T4">גנרטור: </text:span><text:span text:style-name="T1">קיים בקרקע הבניין בצד המז'</text:span></text:p>
      <text:p text:style-name="Standard"><text:span text:style-name="T4">מיקום ברזי כיבוי עיקריים "3</text:span><text:span text:style-name="T1"> <text:s/>סמוך לרחבת כיבוי אש מע'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בקומת מרתף בבניין חדר חשמל ראשי וחדר טרפו באגף המז' 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בקרקע הבניין חדר גנרטורים (2) לבניין מנע"ס ומשפטים. גישה לבניין דרך שער מס' 4 . בצד'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צפ' מע' במתחם כיוון נסיעה דר', לחילופין כניסה דרך שער 8 כיוון נסיעה צפ. ברז הסנקה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מתזים סמוך לרחבת כיבוי אש מע'. ברז הסנרה להידרנטים נמצא בצד המז' למבנה סמוך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חדר גנרטורים. מע' ספרינקלרים בספריה בקרקע ובאגף פסיכולוגיה. רכזת ראשית במרתף חדר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אחזקה. רכזת משנית בכניסה ראשית קרקע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6:10:00</dc:date>
    <meta:editing-duration>PT8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251" meta:character-count="17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